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03e4d0" officeooo:paragraph-rsid="0003e4d0" style:font-weight-asian="normal" style:font-weight-complex="normal"/>
    </style:style>
    <style:style style:name="P2" style:family="paragraph" style:parent-style-name="Standard">
      <style:text-properties fo:font-weight="normal" officeooo:rsid="0004f959" officeooo:paragraph-rsid="0004f959" style:font-weight-asian="normal" style:font-weight-complex="normal"/>
    </style:style>
    <style:style style:name="P3" style:family="paragraph" style:parent-style-name="Standard">
      <style:text-properties fo:font-weight="normal" officeooo:rsid="00067fcb" officeooo:paragraph-rsid="00067fcb" style:font-weight-asian="normal" style:font-weight-complex="normal"/>
    </style:style>
    <style:style style:name="P4" style:family="paragraph" style:parent-style-name="Standard">
      <style:text-properties fo:font-weight="normal" officeooo:rsid="00067fcb" officeooo:paragraph-rsid="00075ed5" style:font-weight-asian="normal" style:font-weight-complex="normal"/>
    </style:style>
    <style:style style:name="P5" style:family="paragraph" style:parent-style-name="Standard">
      <style:text-properties fo:font-weight="normal" officeooo:rsid="00075ed5" officeooo:paragraph-rsid="00075ed5" style:font-weight-asian="normal" style:font-weight-complex="normal"/>
    </style:style>
    <style:style style:name="P6" style:family="paragraph" style:parent-style-name="Standard">
      <style:text-properties fo:font-weight="normal" officeooo:rsid="000885a8" officeooo:paragraph-rsid="000885a8" style:font-weight-asian="normal" style:font-weight-complex="normal"/>
    </style:style>
    <style:style style:name="P7" style:family="paragraph" style:parent-style-name="Standard">
      <style:text-properties fo:font-weight="bold" officeooo:rsid="0003e4d0" officeooo:paragraph-rsid="0003e4d0" style:font-weight-asian="bold" style:font-weight-complex="bold"/>
    </style:style>
    <style:style style:name="P8" style:family="paragraph" style:parent-style-name="Standard">
      <style:text-properties fo:font-weight="bold" officeooo:rsid="0004f959" officeooo:paragraph-rsid="0004f959" style:font-weight-asian="bold" style:font-weight-complex="bold"/>
    </style:style>
    <style:style style:name="P9" style:family="paragraph" style:parent-style-name="Standard">
      <style:text-properties fo:font-weight="bold" officeooo:rsid="00067fcb" officeooo:paragraph-rsid="00067fcb" style:font-weight-asian="bold" style:font-weight-complex="bold"/>
    </style:style>
    <style:style style:name="P10" style:family="paragraph" style:parent-style-name="Standard">
      <style:text-properties fo:font-weight="bold" officeooo:rsid="00075ed5" officeooo:paragraph-rsid="00075ed5" style:font-weight-asian="bold" style:font-weight-complex="bold"/>
    </style:style>
    <style:style style:name="P11" style:family="paragraph" style:parent-style-name="Standard">
      <style:text-properties fo:font-weight="bold" officeooo:rsid="000885a8" officeooo:paragraph-rsid="000885a8" style:font-weight-asian="bold" style:font-weight-complex="bold"/>
    </style:style>
    <style:style style:name="P12" style:family="paragraph" style:parent-style-name="Standard">
      <style:text-properties fo:font-weight="bold" officeooo:rsid="0009eb11" officeooo:paragraph-rsid="0009eb11" style:font-weight-asian="bold" style:font-weight-complex="bold"/>
    </style:style>
    <style:style style:name="P13" style:family="paragraph" style:parent-style-name="Standard">
      <style:text-properties fo:font-weight="bold" officeooo:rsid="0009eb11" officeooo:paragraph-rsid="000b28f8" style:font-weight-asian="bold" style:font-weight-complex="bold"/>
    </style:style>
    <style:style style:name="P14" style:family="paragraph" style:parent-style-name="Standard">
      <style:text-properties fo:font-weight="bold" officeooo:rsid="0009eb11" officeooo:paragraph-rsid="000c23a8" style:font-weight-asian="bold" style:font-weight-complex="bold"/>
    </style:style>
    <style:style style:name="P15" style:family="paragraph" style:parent-style-name="Standard">
      <style:text-properties fo:font-weight="bold" officeooo:rsid="0009eb11" officeooo:paragraph-rsid="000cd912" style:font-weight-asian="bold" style:font-weight-complex="bold"/>
    </style:style>
    <style:style style:name="P16" style:family="paragraph" style:parent-style-name="Standard">
      <style:text-properties fo:font-weight="normal" officeooo:rsid="00075ed5" officeooo:paragraph-rsid="00075ed5" style:font-weight-asian="normal" style:font-weight-complex="normal"/>
    </style:style>
    <style:style style:name="P17" style:family="paragraph" style:parent-style-name="Standard">
      <style:text-properties fo:font-weight="normal" officeooo:rsid="0009eb11" officeooo:paragraph-rsid="000885a8" style:font-weight-asian="normal" style:font-weight-complex="normal"/>
    </style:style>
    <style:style style:name="P18" style:family="paragraph" style:parent-style-name="Standard">
      <style:text-properties fo:font-weight="normal" officeooo:rsid="0009eb11" officeooo:paragraph-rsid="0009eb11" style:font-weight-asian="normal" style:font-weight-complex="normal"/>
    </style:style>
    <style:style style:name="P19" style:family="paragraph" style:parent-style-name="Standard">
      <style:text-properties fo:font-weight="normal" officeooo:rsid="000c23a8" officeooo:paragraph-rsid="000b28f8" style:font-weight-asian="normal" style:font-weight-complex="normal"/>
    </style:style>
    <style:style style:name="P20" style:family="paragraph" style:parent-style-name="Standard">
      <style:text-properties fo:font-weight="normal" officeooo:rsid="000c23a8" officeooo:paragraph-rsid="000c23a8" style:font-weight-asian="normal" style:font-weight-complex="normal"/>
    </style:style>
    <style:style style:name="P21" style:family="paragraph" style:parent-style-name="Standard">
      <style:text-properties fo:font-weight="normal" officeooo:rsid="000cd912" officeooo:paragraph-rsid="000cd912" style:font-weight-asian="normal" style:font-weight-complex="normal"/>
    </style:style>
    <style:style style:name="P22" style:family="paragraph" style:parent-style-name="Standard">
      <style:text-properties fo:font-weight="normal" officeooo:rsid="000b28f8" officeooo:paragraph-rsid="000b28f8" style:font-weight-asian="normal" style:font-weight-complex="normal"/>
    </style:style>
    <style:style style:name="P23" style:family="paragraph" style:parent-style-name="Standard">
      <style:text-properties fo:font-weight="normal" officeooo:rsid="000885a8" officeooo:paragraph-rsid="000885a8" style:font-weight-asian="normal" style:font-weight-complex="normal"/>
    </style:style>
    <style:style style:name="P24" style:family="paragraph" style:parent-style-name="Standard">
      <style:text-properties fo:font-weight="normal" officeooo:rsid="0010d7df" officeooo:paragraph-rsid="0010d7df" style:font-weight-asian="normal" style:font-weight-complex="normal"/>
    </style:style>
    <style:style style:name="P25" style:family="paragraph" style:parent-style-name="Standard">
      <style:text-properties fo:font-weight="normal" officeooo:rsid="0012c9e0" officeooo:paragraph-rsid="0012c9e0" style:font-weight-asian="normal" style:font-weight-complex="normal"/>
    </style:style>
    <style:style style:name="P26" style:family="paragraph" style:parent-style-name="Standard">
      <style:text-properties fo:font-weight="normal" officeooo:rsid="00152b55" officeooo:paragraph-rsid="00152b55" style:font-weight-asian="normal" style:font-weight-complex="normal"/>
    </style:style>
    <style:style style:name="P27" style:family="paragraph" style:parent-style-name="Standard">
      <style:text-properties fo:font-weight="normal" officeooo:rsid="00162c09" officeooo:paragraph-rsid="00162c09" style:font-weight-asian="normal" style:font-weight-complex="normal"/>
    </style:style>
    <style:style style:name="P28" style:family="paragraph" style:parent-style-name="Standard">
      <style:text-properties fo:font-weight="bold" officeooo:rsid="0009eb11" officeooo:paragraph-rsid="000cd912" style:font-weight-asian="bold" style:font-weight-complex="bold"/>
    </style:style>
    <style:style style:name="P29" style:family="paragraph" style:parent-style-name="Standard">
      <style:text-properties fo:font-weight="bold" officeooo:rsid="0009eb11" officeooo:paragraph-rsid="0010d7df" style:font-weight-asian="bold" style:font-weight-complex="bold"/>
    </style:style>
    <style:style style:name="P30" style:family="paragraph" style:parent-style-name="Standard">
      <style:text-properties fo:font-weight="bold" officeooo:rsid="0009eb11" officeooo:paragraph-rsid="00152b55" style:font-weight-asian="bold" style:font-weight-complex="bold"/>
    </style:style>
    <style:style style:name="P31" style:family="paragraph" style:parent-style-name="Standard">
      <style:text-properties fo:font-weight="bold" officeooo:rsid="0009eb11" officeooo:paragraph-rsid="00162c09" style:font-weight-asian="bold" style:font-weight-complex="bold"/>
    </style:style>
    <style:style style:name="P32" style:family="paragraph" style:parent-style-name="Standard">
      <style:text-properties fo:font-weight="bold" officeooo:rsid="0010e5e8" officeooo:paragraph-rsid="0010e5e8" style:font-weight-asian="bold" style:font-weight-complex="bold"/>
    </style:style>
    <style:style style:name="P33" style:family="paragraph" style:parent-style-name="Standard">
      <style:text-properties fo:font-weight="bold" officeooo:rsid="0012c9e0" officeooo:paragraph-rsid="0012c9e0" style:font-weight-asian="bold" style:font-weight-complex="bold"/>
    </style:style>
    <style:style style:name="P34" style:family="paragraph" style:parent-style-name="Standard">
      <style:text-properties fo:font-weight="bold" officeooo:rsid="00137d75" officeooo:paragraph-rsid="00137d75" style:font-weight-asian="bold" style:font-weight-complex="bold"/>
    </style:style>
    <style:style style:name="P35" style:family="paragraph" style:parent-style-name="Standard">
      <style:text-properties fo:font-weight="bold" officeooo:rsid="00152b55" officeooo:paragraph-rsid="00152b55" style:font-weight-asian="bold" style:font-weight-complex="bold"/>
    </style:style>
    <style:style style:name="P36" style:family="paragraph" style:parent-style-name="Standard">
      <style:text-properties fo:font-weight="bold" officeooo:rsid="00162c09" officeooo:paragraph-rsid="00162c09" style:font-weight-asian="bold" style:font-weight-complex="bold"/>
    </style:style>
    <style:style style:name="T1" style:family="text">
      <style:text-properties officeooo:rsid="0004f959"/>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b28f8" style:font-weight-asian="normal" style:font-weight-complex="normal"/>
    </style:style>
    <style:style style:name="T5" style:family="text">
      <style:text-properties fo:font-weight="normal" officeooo:rsid="000c23a8" style:font-weight-asian="normal" style:font-weight-complex="normal"/>
    </style:style>
    <style:style style:name="T6" style:family="text">
      <style:text-properties fo:font-weight="normal" officeooo:rsid="000cd912" style:font-weight-asian="normal" style:font-weight-complex="normal"/>
    </style:style>
    <style:style style:name="T7" style:family="text">
      <style:text-properties fo:font-weight="normal" officeooo:rsid="000f2be2" style:font-weight-asian="normal" style:font-weight-complex="normal"/>
    </style:style>
    <style:style style:name="T8" style:family="text">
      <style:text-properties fo:font-weight="normal" officeooo:rsid="0010d7df" style:font-weight-asian="normal" style:font-weight-complex="normal"/>
    </style:style>
    <style:style style:name="T9" style:family="text">
      <style:text-properties fo:font-weight="normal" officeooo:rsid="00152b55" style:font-weight-asian="normal" style:font-weight-complex="normal"/>
    </style:style>
    <style:style style:name="T10" style:family="text">
      <style:text-properties fo:font-weight="normal" officeooo:rsid="00162c09" style:font-weight-asian="normal" style:font-weight-complex="normal"/>
    </style:style>
    <style:style style:name="T11" style:family="text">
      <style:text-properties officeooo:rsid="000b28f8"/>
    </style:style>
    <style:style style:name="T12" style:family="text">
      <style:text-properties officeooo:rsid="000c23a8"/>
    </style:style>
    <style:style style:name="T13" style:family="text">
      <style:text-properties officeooo:rsid="000cd912"/>
    </style:style>
    <style:style style:name="T14" style:family="text">
      <style:text-properties officeooo:rsid="000f2be2"/>
    </style:style>
    <style:style style:name="T15" style:family="text">
      <style:text-properties officeooo:rsid="0010d7df"/>
    </style:style>
    <style:style style:name="T16" style:family="text">
      <style:text-properties officeooo:rsid="00137d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urpose</text:p>
      <text:p text:style-name="P1"/>
      <text:p text:style-name="P1"><text:span text:style-name="T1">T</text:span>he main objective of this system is to allow a delivery person into a demarkated area of your house when you are not there. You should be able to give access remotely and monitor the delievery person while you they are in the area. </text:p>
      <text:p text:style-name="P1"/>
      <text:p text:style-name="P1">This document will demonstrate how the functionality of this system was tested by team codeBlox </text:p>
      <text:p text:style-name="P1"/>
      <text:p text:style-name="P8">Scope </text:p>
      <text:p text:style-name="P8"/>
      <text:p text:style-name="P3">The scope of this document is structured as followed. The features that are concidered for testing are listed in section *<text:span text:style-name="T2">INSERT SECTION NUMBER*. </text:span>Tests that have been identified from the requirements are discussed in detail in section *<text:span text:style-name="T2">INSERT SECTION NUMBER*</text:span> Furthermore, this document outlines the test environment and the risks involved in the testing approaches that will be followed. Assumptions and dependencies of this test plan will also be mentioned. Section*<text:span text:style-name="T2">INSERT SECTION NUMBER* </text:span>outlines,discusses and concludes on the results of the tests, respective</text:p>
      <text:p text:style-name="P8"/>
      <text:p text:style-name="P9">1.3 Test Enviroments</text:p>
      <text:p text:style-name="P9"/>
      <text:p text:style-name="P10">Programming Language </text:p>
      <text:p text:style-name="P5">node js </text:p>
      <text:p text:style-name="P5">Angular js </text:p>
      <text:p text:style-name="P5">Python </text:p>
      <text:p text:style-name="P5">Java (android) </text:p>
      <text:p text:style-name="P5"/>
      <text:p text:style-name="P10">Coding Environment</text:p>
      <text:p text:style-name="P5">Node package envrionment (npm)</text:p>
      <text:p text:style-name="P5"/>
      <text:p text:style-name="P10">Operating system </text:p>
      <text:p text:style-name="P5">Linux </text:p>
      <text:p text:style-name="P5"/>
      <text:p text:style-name="P9">Hardware</text:p>
      <text:p text:style-name="P4">Hardware testing is done on a level of using a voltameter</text:p>
      <text:p text:style-name="P5">Raspberry Pi 3</text:p>
      <text:p text:style-name="P4"/>
      <text:p text:style-name="P10">1.4 Assumption and Dependencies</text:p>
      <text:p text:style-name="P6">assume that user has android device and is able to use it </text:p>
      <text:p text:style-name="P6">assume that the Pi 3 and camera have been setup in the house </text:p>
      <text:p text:style-name="P6"/>
      <text:p text:style-name="P11">dependencies:</text:p>
      <text:p text:style-name="P6">angular </text:p>
      <text:p text:style-name="P6">bcrypt</text:p>
      <text:p text:style-name="P6">body-parser</text:p>
      <text:p text:style-name="P6">express</text:p>
      <text:p text:style-name="P6">jwt-simple</text:p>
      <text:p text:style-name="P6">mongojs</text:p>
      <text:p text:style-name="P6">mocha</text:p>
      <text:p text:style-name="P6">should </text:p>
      <text:p text:style-name="P6">supertest </text:p>
      <text:p text:style-name="P6"/>
      <text:p text:style-name="P6">all npm node-modules </text:p>
      <text:p text:style-name="P6"/>
      <text:p text:style-name="P11"><text:soft-page-break/>Test Items</text:p>
      <text:p text:style-name="P6">camera feed</text:p>
      <text:p text:style-name="P6">open/close gate system </text:p>
      <text:p text:style-name="P6">android app </text:p>
      <text:p text:style-name="P6"><text:s/></text:p>
      <text:p text:style-name="P11">3 Functional Features to be Testing </text:p>
      <text:p text:style-name="P17">user registration </text:p>
      <text:p text:style-name="P17">notification when someone is at the gate</text:p>
      <text:p text:style-name="P17">open/close gate</text:p>
      <text:p text:style-name="P18">open camera</text:p>
      <text:p text:style-name="P18"><text:s/></text:p>
      <text:p text:style-name="P12">4 Test Cases </text:p>
      <text:p text:style-name="P12"><text:tab/>Test case 1: <text:span text:style-name="T3">connection to server</text:span></text:p>
      <text:p text:style-name="P13"><text:span text:style-name="T3"><text:tab/></text:span>condition: <text:span text:style-name="T4">open home page</text:span></text:p>
      <text:p text:style-name="P13"><text:span text:style-name="T4"><text:tab/><text:tab/></text:span><text:span text:style-name="T11">objective: </text:span><text:span text:style-name="T4">check if the Pi connects to the server </text:span></text:p>
      <text:p text:style-name="P13"><text:span text:style-name="T4"><text:tab/><text:tab/>I</text:span><text:span text:style-name="T11">nput: </text:span><text:span text:style-name="T4">web URL </text:span></text:p>
      <text:p text:style-name="P13"><text:span text:style-name="T4"><text:tab/><text:tab/></text:span><text:span text:style-name="T12">Outcome: <text:s/></text:span><text:span text:style-name="T5">200 status </text:span></text:p>
      <text:p text:style-name="P19"/>
      <text:p text:style-name="P13"><text:span text:style-name="T5"><text:tab/></text:span><text:span text:style-name="T12">Test case 2: </text:span><text:span text:style-name="T5">add user</text:span></text:p>
      <text:p text:style-name="P13"><text:span text:style-name="T5"><text:tab/></text:span><text:span text:style-name="T12">condition: <text:s/></text:span><text:span text:style-name="T7">user should not exsit </text:span></text:p>
      <text:p text:style-name="P13"><text:span text:style-name="T5"><text:tab/><text:tab/></text:span><text:span text:style-name="T12">objective: </text:span><text:span text:style-name="T5">check if user details get persisted to the database</text:span></text:p>
      <text:p text:style-name="P14"><text:span text:style-name="T5"><text:tab/><text:tab/></text:span><text:span text:style-name="T12">Input: </text:span><text:span text:style-name="T5">first name, last name, id, email, password1, password2</text:span></text:p>
      <text:p text:style-name="P14"><text:span text:style-name="T5"><text:tab/><text:tab/></text:span><text:span text:style-name="T12">Outcome: </text:span><text:span text:style-name="T5">200 status and user added to database</text:span></text:p>
      <text:p text:style-name="P20"><text:tab/></text:p>
      <text:p text:style-name="P14"><text:span text:style-name="T5"><text:tab/></text:span><text:span text:style-name="T12">Test case 3: </text:span><text:span text:style-name="T5">getting user email </text:span></text:p>
      <text:p text:style-name="P14"><text:span text:style-name="T5"><text:tab/></text:span><text:span text:style-name="T13">condition: <text:s/></text:span><text:span text:style-name="T6">user should exist </text:span></text:p>
      <text:p text:style-name="P14"><text:span text:style-name="T6"><text:tab/><text:tab/></text:span><text:span text:style-name="T13">objective: </text:span><text:span text:style-name="T6">check if user info can be acessed </text:span><text:span text:style-name="T13"><text:s/></text:span></text:p>
      <text:p text:style-name="P14"><text:span text:style-name="T6"><text:tab/><text:tab/></text:span><text:span text:style-name="T13">Input: </text:span><text:span text:style-name="T6">user name </text:span></text:p>
      <text:p text:style-name="P15"><text:span text:style-name="T6"><text:tab/><text:tab/></text:span><text:span text:style-name="T13">Outcome:</text:span><text:span text:style-name="T6"> print user email</text:span></text:p>
      <text:p text:style-name="P21"/>
      <text:p text:style-name="P15"><text:span text:style-name="T6"><text:s/><text:tab/></text:span><text:span text:style-name="T13">Test case 4: </text:span><text:span text:style-name="T7">user status </text:span></text:p>
      <text:p text:style-name="P15"><text:span text:style-name="T7"><text:tab/>condition: user should exist </text:span><text:span text:style-name="T9">and be active </text:span></text:p>
      <text:p text:style-name="P15"><text:span text:style-name="T7"><text:tab/><text:tab/>objective: check if correct status returned </text:span><text:span text:style-name="T9">is active</text:span><text:span text:style-name="T7"> </text:span></text:p>
      <text:p text:style-name="P15"><text:span text:style-name="T7"><text:tab/><text:tab/>Input: end Activation Date</text:span></text:p>
      <text:p text:style-name="P15"><text:span text:style-name="T7"><text:tab/><text:tab/>Outcome: active</text:span></text:p>
      <text:p text:style-name="P15"/>
      <text:p text:style-name="P15"><text:span text:style-name="T7"><text:tab/></text:span><text:span text:style-name="T9">condition: user should exst and be inactive </text:span></text:p>
      <text:p text:style-name="P30"><text:span text:style-name="T9"><text:tab/><text:tab/></text:span><text:span text:style-name="T7">objective: check if correct status returned </text:span><text:span text:style-name="T9">is inactive</text:span><text:span text:style-name="T7"> </text:span></text:p>
      <text:p text:style-name="P30"><text:span text:style-name="T7"><text:tab/><text:tab/>Input: end Activation Date</text:span></text:p>
      <text:p text:style-name="P30"><text:span text:style-name="T7"><text:tab/><text:tab/>Outcome: </text:span><text:span text:style-name="T9">in</text:span><text:span text:style-name="T7">active</text:span></text:p>
      <text:p text:style-name="P15"><text:span text:style-name="T7"/></text:p>
      <text:p text:style-name="P15"><text:span text:style-name="T7"><text:tab/></text:span><text:span text:style-name="T14">Test case 5: </text:span><text:span text:style-name="T7">generating pin</text:span></text:p>
      <text:p text:style-name="P15"><text:span text:style-name="T7"><text:tab/>condition: request pin</text:span></text:p>
      <text:p text:style-name="P15"><text:span text:style-name="T7"><text:tab/><text:tab/>objective: generate pin for the back up system</text:span></text:p>
      <text:p text:style-name="P15"><text:span text:style-name="T7"><text:tab/><text:tab/>input: getpin()</text:span></text:p>
      <text:p text:style-name="P15"><text:span text:style-name="T7"><text:tab/><text:tab/>Outcome: 8-digit random pin </text:span></text:p>
      <text:p text:style-name="P15"><text:span text:style-name="T7"/></text:p>
      <text:p text:style-name="P15"><text:span text:style-name="T7"><text:tab/></text:span><text:span text:style-name="T8">T</text:span><text:span text:style-name="T15">est case 6: </text:span><text:span text:style-name="T8">pin status</text:span></text:p>
      <text:p text:style-name="P15"><text:span text:style-name="T8"><text:tab/>condition: pin has been generated </text:span><text:span text:style-name="T10">and un-used </text:span></text:p>
      <text:p text:style-name="P15"><text:span text:style-name="T8"><text:tab/><text:tab/>objective: check if pin has </text:span><text:span text:style-name="T10">not </text:span><text:span text:style-name="T8">been used </text:span></text:p>
      <text:p text:style-name="P29"><text:span text:style-name="T8"><text:tab/><text:tab/>input: getPinStatus()</text:span></text:p>
      <text:p text:style-name="P29"><text:span text:style-name="T8"><text:tab/><text:tab/>Outcome: un-used<text:tab/></text:span></text:p>
      <text:p text:style-name="P31"><text:soft-page-break/><text:span text:style-name="T8"><text:tab/> condition: pin has been generated </text:span><text:span text:style-name="T10">and used </text:span></text:p>
      <text:p text:style-name="P31"><text:span text:style-name="T8"><text:tab/><text:tab/>objective: check if pin has been used </text:span></text:p>
      <text:p text:style-name="P31"><text:span text:style-name="T8"><text:tab/><text:tab/>input: getPinStatus()</text:span></text:p>
      <text:p text:style-name="P31"><text:span text:style-name="T8"><text:tab/><text:tab/>Outcome: used</text:span></text:p>
      <text:p text:style-name="P15"><text:span text:style-name="T7"><text:tab/></text:span></text:p>
      <text:p text:style-name="P15"><text:span text:style-name="T7"><text:tab/></text:span></text:p>
      <text:p text:style-name="P15"><text:span text:style-name="T7"><text:tab/></text:span></text:p>
      <text:p text:style-name="P20"><text:tab/><text:tab/> </text:p>
      <text:p text:style-name="P13"/>
      <text:p text:style-name="P19"><text:tab/></text:p>
      <text:p text:style-name="P22"/>
      <text:p text:style-name="P12"/>
      <text:p text:style-name="P12"/>
      <text:p text:style-name="P11"><text:tab/></text:p>
      <text:p text:style-name="P11"/>
      <text:p text:style-name="P11">5 Item Pass Criteria </text:p>
      <text:p text:style-name="P6">The home Pi should be running </text:p>
      <text:p text:style-name="P24">The Pi shouls be connected to the internet </text:p>
      <text:p text:style-name="P6">The Pi should have a connection to the server </text:p>
      <text:p text:style-name="P6"/>
      <text:p text:style-name="P32">6 Test Deliverables </text:p>
      <text:p text:style-name="P32"/>
      <text:p text:style-name="P33">7 Detailed Test Results </text:p>
      <text:p text:style-name="P33"/>
      <text:p text:style-name="P33">overview of Test Results </text:p>
      <text:p text:style-name="P25">All the tests that were <text:span text:style-name="T16">carried out </text:span><text:s/>passed <text:span text:style-name="T16">and meet the expected results. Thess tests were carried out using the Mocha framwork along with an assertion library called Chai.</text:span></text:p>
      <text:p text:style-name="P25"/>
      <text:p text:style-name="P34">Functional Requirements Test Results </text:p>
      <text:p text:style-name="P26">Two seperate tests were carried out to ensure that everything works 100%. The frist set of tests were done over the internet to ensure connection to server and correct communication with the server. The second set of tests, tested the functionallity of the indivitual functions in the module locally</text:p>
      <text:p text:style-name="P26"/>
      <text:p text:style-name="P35">Test Case 1 ()</text:p>
      <text:p text:style-name="P26">The website opened and the video stream started </text:p>
      <text:p text:style-name="P35">Result </text:p>
      <text:p text:style-name="P26">Pass</text:p>
      <text:p text:style-name="P26"/>
      <text:p text:style-name="P35">Test Case 2 ()</text:p>
      <text:p text:style-name="P26">New user was added to the system </text:p>
      <text:p text:style-name="P26">server returned status code of 200 </text:p>
      <text:p text:style-name="P35">Result </text:p>
      <text:p text:style-name="P26">Pass</text:p>
      <text:p text:style-name="P26"/>
      <text:p text:style-name="P35">Test Case 3 ()</text:p>
      <text:p text:style-name="P26">User email was returned </text:p>
      <text:p text:style-name="P26">The data was returned in the correct format </text:p>
      <text:p text:style-name="P35">Result</text:p>
      <text:p text:style-name="P26">Pass</text:p>
      <text:p text:style-name="P26"/>
      <text:p text:style-name="P35">Test Case 4 ()</text:p>
      <text:p text:style-name="P26">condition 1 returned active and condition 2 returned inactive </text:p>
      <text:p text:style-name="P35"><text:soft-page-break/>Result </text:p>
      <text:p text:style-name="P26">Pass</text:p>
      <text:p text:style-name="P26"/>
      <text:p text:style-name="P26"/>
      <text:p text:style-name="P35">Test Case 5 ()</text:p>
      <text:p text:style-name="P26">random 8-digit pin was created </text:p>
      <text:p text:style-name="P26">the pin was returned in the correct format</text:p>
      <text:p text:style-name="P26">pin was linked to correct user </text:p>
      <text:p text:style-name="P35">Result </text:p>
      <text:p text:style-name="P26">Pass</text:p>
      <text:p text:style-name="P26"/>
      <text:p text:style-name="P36">Test Case 6 ()</text:p>
      <text:p text:style-name="P27">condition 1 returned un-used status and condition 2 returned used status </text:p>
      <text:p text:style-name="P36">Result </text:p>
      <text:p text:style-name="P27">Pass </text:p>
      <text:p text:style-name="P27"/>
      <text:p text:style-name="P27"/>
      <text:p text:style-name="P35"/>
      <text:p text:style-name="P26"/>
      <text:p text:style-name="P32"/>
      <text:p text:style-name="P6"/>
      <text:p text:style-name="P6"/>
      <text:p text:style-name="P11"/>
      <text:p text:style-name="P4"/>
      <text:p text:style-name="P4"><text:s/><text:span text:style-name="T2"><text:s/></text:span></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7T14:43:20.107157936</meta:creation-date>
    <meta:editing-duration>PT2H46M38S</meta:editing-duration>
    <meta:editing-cycles>4</meta:editing-cycles>
    <meta:generator>LibreOffice/4.2.8.2$Linux_X86_64 LibreOffice_project/420m0$Build-2</meta:generator>
    <dc:date>2016-09-28T16:28:54.985046075</dc:date>
    <meta:document-statistic meta:table-count="0" meta:image-count="0" meta:object-count="0" meta:page-count="4" meta:paragraph-count="129" meta:word-count="679" meta:character-count="4175" meta:non-whitespace-character-count="3468"/>
  </office:meta>
</office:document-meta>
</file>